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String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StringModule.shallEscape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StringModule.isEmpty( String search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tring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tringModule.getQuery( String searchTer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QueryStringModule.getTerm( String field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tringModule.getQueryString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StringModule.escape( final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